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order-bottom="none" fo:border-left="none" fo:border-right="0.141cm solid #000000" fo:border-top="none"/>
    </style:style>
    <style:style style:name="ce3" style:family="table-cell" style:parent-style-name="Default">
      <style:table-cell-properties fo:border-bottom="none" fo:border-left="none" fo:border-right="0.141cm solid #000000" fo:border-top="none"/>
    </style:style>
    <style:style style:name="ce4" style:family="table-cell" style:parent-style-name="Default" style:data-style-name="N1">
      <style:table-cell-properties fo:border-bottom="0.176cm solid #000000" fo:border-left="none" fo:border-right="0.002cm solid #000000" fo:border-top="none"/>
    </style:style>
    <style:style style:name="ce5" style:family="table-cell" style:parent-style-name="Default" style:data-style-name="N1">
      <style:table-cell-properties fo:border-bottom="0.176cm solid #000000" fo:border-left="0.002cm solid #000000" fo:border-right="0.002cm solid #000000" fo:border-top="none"/>
    </style:style>
    <style:style style:name="ce6" style:family="table-cell" style:parent-style-name="Default" style:data-style-name="N1">
      <style:table-cell-properties fo:border-bottom="0.176cm solid #000000" fo:border-left="0.002cm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2" table:default-cell-style-name="ce2"/>
        <table:table-column table:style-name="co4" table:number-columns-repeated="11" table:default-cell-style-name="ce1"/>
        <table:table-column table:style-name="co3" table:number-columns-repeated="4" table:default-cell-style-name="Default"/>
        <table:table-row table:style-name="ro1">
          <table:table-cell/>
          <table:table-cell table:style-name="ce1"/>
          <table:table-cell table:formula="of:=-5" office:value-type="float" office:value="-5">
            <text:p>-5</text:p>
          </table:table-cell>
          <table:table-cell table:formula="of:=[.C1]+1" office:value-type="float" office:value="-4">
            <text:p>-4</text:p>
          </table:table-cell>
          <table:table-cell table:formula="of:=[.D1]+1" office:value-type="float" office:value="-3">
            <text:p>-3</text:p>
          </table:table-cell>
          <table:table-cell table:formula="of:=[.E1]+1" office:value-type="float" office:value="-2">
            <text:p>-2</text:p>
          </table:table-cell>
          <table:table-cell table:formula="of:=[.F1]+1" office:value-type="float" office:value="-1">
            <text:p>-1</text:p>
          </table:table-cell>
          <table:table-cell table:formula="of:=[.G1]+1" office:value-type="float" office:value="0">
            <text:p>0</text:p>
          </table:table-cell>
          <table:table-cell table:formula="of:=[.H1]+1" office:value-type="float" office:value="1">
            <text:p>1</text:p>
          </table:table-cell>
          <table:table-cell table:formula="of:=[.I1]+1" office:value-type="float" office:value="2">
            <text:p>2</text:p>
          </table:table-cell>
          <table:table-cell table:formula="of:=[.J1]+1" office:value-type="float" office:value="3">
            <text:p>3</text:p>
          </table:table-cell>
          <table:table-cell table:formula="of:=[.K1]+1" office:value-type="float" office:value="4">
            <text:p>4</text:p>
          </table:table-cell>
          <table:table-cell table:formula="of:=[.L1]+1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4" table:formula="of:=[.C1]*[.$Q$23]" office:value-type="float" office:value="-4">
            <text:p>-4</text:p>
          </table:table-cell>
          <table:table-cell table:style-name="ce5" table:formula="of:=[.D1]*[.$Q$23]" office:value-type="float" office:value="-3.2">
            <text:p>-3</text:p>
          </table:table-cell>
          <table:table-cell table:style-name="ce5" table:formula="of:=[.E1]*[.$Q$23]" office:value-type="float" office:value="-2.4">
            <text:p>-2</text:p>
          </table:table-cell>
          <table:table-cell table:style-name="ce5" table:formula="of:=[.F1]*[.$Q$23]" office:value-type="float" office:value="-1.6">
            <text:p>-2</text:p>
          </table:table-cell>
          <table:table-cell table:style-name="ce5" table:formula="of:=[.G1]*[.$Q$23]" office:value-type="float" office:value="-0.8">
            <text:p>-1</text:p>
          </table:table-cell>
          <table:table-cell table:style-name="ce5" table:formula="of:=[.H1]*[.$Q$23]" office:value-type="float" office:value="0">
            <text:p>0</text:p>
          </table:table-cell>
          <table:table-cell table:style-name="ce5" table:formula="of:=[.I1]*[.$Q$23]" office:value-type="float" office:value="0.8">
            <text:p>1</text:p>
          </table:table-cell>
          <table:table-cell table:style-name="ce5" table:formula="of:=[.J1]*[.$Q$23]" office:value-type="float" office:value="1.6">
            <text:p>2</text:p>
          </table:table-cell>
          <table:table-cell table:style-name="ce5" table:formula="of:=[.K1]*[.$Q$23]" office:value-type="float" office:value="2.4">
            <text:p>2</text:p>
          </table:table-cell>
          <table:table-cell table:style-name="ce5" table:formula="of:=[.L1]*[.$Q$23]" office:value-type="float" office:value="3.2">
            <text:p>3</text:p>
          </table:table-cell>
          <table:table-cell table:style-name="ce6" table:formula="of:=[.M1]*[.$Q$23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-5" office:value-type="float" office:value="-5">
            <text:p>-5</text:p>
          </table:table-cell>
          <table:table-cell table:formula="of:=[.A3]*[.$Q$23]" office:value-type="float" office:value="-4">
            <text:p>-4</text:p>
          </table:table-cell>
          <table:table-cell table:formula="of:=COS(SQRT([.C$2]^2+[.$B3]^2))*[.$P$23]+[.$P$23]" office:value-type="float" office:value="32.5833048560663">
            <text:p>33</text:p>
          </table:table-cell>
          <table:table-cell table:formula="of:=COS(SQRT([.D$2]^2+[.$B3]^2))*[.$P$23]+[.$P$23]" office:value-type="float" office:value="25.176790520327">
            <text:p>25</text:p>
          </table:table-cell>
          <table:table-cell table:formula="of:=COS(SQRT([.E$2]^2+[.$B3]^2))*[.$P$23]+[.$P$23]" office:value-type="float" office:value="17.1430297129927">
            <text:p>17</text:p>
          </table:table-cell>
          <table:table-cell table:formula="of:=COS(SQRT([.F$2]^2+[.$B3]^2))*[.$P$23]+[.$P$23]" office:value-type="float" office:value="10.9199541165279">
            <text:p>11</text:p>
          </table:table-cell>
          <table:table-cell table:formula="of:=COS(SQRT([.G$2]^2+[.$B3]^2))*[.$P$23]+[.$P$23]" office:value-type="float" office:value="7.34929277264963">
            <text:p>7</text:p>
          </table:table-cell>
          <table:table-cell table:formula="of:=COS(SQRT([.H$2]^2+[.$B3]^2))*[.$P$23]+[.$P$23]" office:value-type="float" office:value="6.23441482445499">
            <text:p>6</text:p>
          </table:table-cell>
          <table:table-cell table:formula="of:=COS(SQRT([.I$2]^2+[.$B3]^2))*[.$P$23]+[.$P$23]" office:value-type="float" office:value="7.34929277264963">
            <text:p>7</text:p>
          </table:table-cell>
          <table:table-cell table:formula="of:=COS(SQRT([.J$2]^2+[.$B3]^2))*[.$P$23]+[.$P$23]" office:value-type="float" office:value="10.9199541165279">
            <text:p>11</text:p>
          </table:table-cell>
          <table:table-cell table:formula="of:=COS(SQRT([.K$2]^2+[.$B3]^2))*[.$P$23]+[.$P$23]" office:value-type="float" office:value="17.1430297129927">
            <text:p>17</text:p>
          </table:table-cell>
          <table:table-cell table:formula="of:=COS(SQRT([.L$2]^2+[.$B3]^2))*[.$P$23]+[.$P$23]" office:value-type="float" office:value="25.176790520327">
            <text:p>25</text:p>
          </table:table-cell>
          <table:table-cell table:formula="of:=COS(SQRT([.M$2]^2+[.$B3]^2))*[.$P$23]+[.$P$23]" office:value-type="float" office:value="32.5833048560663">
            <text:p>33</text:p>
          </table:table-cell>
          <table:table-cell table:number-columns-repeated="4"/>
        </table:table-row>
        <table:table-row table:style-name="ro1">
          <table:table-cell table:formula="of:=[.A3]+1" office:value-type="float" office:value="-4">
            <text:p>-4</text:p>
          </table:table-cell>
          <table:table-cell table:formula="of:=[.A4]*[.$Q$23]" office:value-type="float" office:value="-3.2">
            <text:p>-3</text:p>
          </table:table-cell>
          <table:table-cell table:formula="of:=COS(SQRT([.C$2]^2+[.$B4]^2))*[.$P$23]+[.$P$23]" office:value-type="float" office:value="25.176790520327">
            <text:p>25</text:p>
          </table:table-cell>
          <table:table-cell table:formula="of:=COS(SQRT([.D$2]^2+[.$B4]^2))*[.$P$23]+[.$P$23]" office:value-type="float" office:value="14.6552532686013">
            <text:p>15</text:p>
          </table:table-cell>
          <table:table-cell table:formula="of:=COS(SQRT([.E$2]^2+[.$B4]^2))*[.$P$23]+[.$P$23]" office:value-type="float" office:value="6.23441482445499">
            <text:p>6</text:p>
          </table:table-cell>
          <table:table-cell table:formula="of:=COS(SQRT([.F$2]^2+[.$B4]^2))*[.$P$23]+[.$P$23]" office:value-type="float" office:value="1.68481553370953">
            <text:p>2</text:p>
          </table:table-cell>
          <table:table-cell table:formula="of:=COS(SQRT([.G$2]^2+[.$B4]^2))*[.$P$23]+[.$P$23]" office:value-type="float" office:value="0.221081411743725">
            <text:p>0</text:p>
          </table:table-cell>
          <table:table-cell table:formula="of:=COS(SQRT([.H$2]^2+[.$B4]^2))*[.$P$23]+[.$P$23]" office:value-type="float" office:value="0.0306940356944452">
            <text:p>0</text:p>
          </table:table-cell>
          <table:table-cell table:formula="of:=COS(SQRT([.I$2]^2+[.$B4]^2))*[.$P$23]+[.$P$23]" office:value-type="float" office:value="0.221081411743725">
            <text:p>0</text:p>
          </table:table-cell>
          <table:table-cell table:formula="of:=COS(SQRT([.J$2]^2+[.$B4]^2))*[.$P$23]+[.$P$23]" office:value-type="float" office:value="1.68481553370953">
            <text:p>2</text:p>
          </table:table-cell>
          <table:table-cell table:formula="of:=COS(SQRT([.K$2]^2+[.$B4]^2))*[.$P$23]+[.$P$23]" office:value-type="float" office:value="6.23441482445499">
            <text:p>6</text:p>
          </table:table-cell>
          <table:table-cell table:formula="of:=COS(SQRT([.L$2]^2+[.$B4]^2))*[.$P$23]+[.$P$23]" office:value-type="float" office:value="14.6552532686013">
            <text:p>15</text:p>
          </table:table-cell>
          <table:table-cell table:formula="of:=COS(SQRT([.M$2]^2+[.$B4]^2))*[.$P$23]+[.$P$23]" office:value-type="float" office:value="25.176790520327">
            <text:p>25</text:p>
          </table:table-cell>
          <table:table-cell table:number-columns-repeated="4"/>
        </table:table-row>
        <table:table-row table:style-name="ro1">
          <table:table-cell table:formula="of:=[.A4]+1" office:value-type="float" office:value="-3">
            <text:p>-3</text:p>
          </table:table-cell>
          <table:table-cell table:formula="of:=[.A5]*[.$Q$23]" office:value-type="float" office:value="-2.4">
            <text:p>-2</text:p>
          </table:table-cell>
          <table:table-cell table:formula="of:=COS(SQRT([.C$2]^2+[.$B5]^2))*[.$P$23]+[.$P$23]" office:value-type="float" office:value="17.1430297129927">
            <text:p>17</text:p>
          </table:table-cell>
          <table:table-cell table:formula="of:=COS(SQRT([.D$2]^2+[.$B5]^2))*[.$P$23]+[.$P$23]" office:value-type="float" office:value="6.23441482445499">
            <text:p>6</text:p>
          </table:table-cell>
          <table:table-cell table:formula="of:=COS(SQRT([.E$2]^2+[.$B5]^2))*[.$P$23]+[.$P$23]" office:value-type="float" office:value="0.570853550491876">
            <text:p>1</text:p>
          </table:table-cell>
          <table:table-cell table:formula="of:=COS(SQRT([.F$2]^2+[.$B5]^2))*[.$P$23]+[.$P$23]" office:value-type="float" office:value="0.591870301257629">
            <text:p>1</text:p>
          </table:table-cell>
          <table:table-cell table:formula="of:=COS(SQRT([.G$2]^2+[.$B5]^2))*[.$P$23]+[.$P$23]" office:value-type="float" office:value="3.26461576940703">
            <text:p>3</text:p>
          </table:table-cell>
          <table:table-cell table:formula="of:=COS(SQRT([.H$2]^2+[.$B5]^2))*[.$P$23]+[.$P$23]" office:value-type="float" office:value="4.72691312025758">
            <text:p>5</text:p>
          </table:table-cell>
          <table:table-cell table:formula="of:=COS(SQRT([.I$2]^2+[.$B5]^2))*[.$P$23]+[.$P$23]" office:value-type="float" office:value="3.26461576940703">
            <text:p>3</text:p>
          </table:table-cell>
          <table:table-cell table:formula="of:=COS(SQRT([.J$2]^2+[.$B5]^2))*[.$P$23]+[.$P$23]" office:value-type="float" office:value="0.591870301257629">
            <text:p>1</text:p>
          </table:table-cell>
          <table:table-cell table:formula="of:=COS(SQRT([.K$2]^2+[.$B5]^2))*[.$P$23]+[.$P$23]" office:value-type="float" office:value="0.570853550491876">
            <text:p>1</text:p>
          </table:table-cell>
          <table:table-cell table:formula="of:=COS(SQRT([.L$2]^2+[.$B5]^2))*[.$P$23]+[.$P$23]" office:value-type="float" office:value="6.23441482445499">
            <text:p>6</text:p>
          </table:table-cell>
          <table:table-cell table:formula="of:=COS(SQRT([.M$2]^2+[.$B5]^2))*[.$P$23]+[.$P$23]" office:value-type="float" office:value="17.1430297129927">
            <text:p>17</text:p>
          </table:table-cell>
          <table:table-cell table:number-columns-repeated="4"/>
        </table:table-row>
        <table:table-row table:style-name="ro1">
          <table:table-cell table:formula="of:=[.A5]+1" office:value-type="float" office:value="-2">
            <text:p>-2</text:p>
          </table:table-cell>
          <table:table-cell table:formula="of:=[.A6]*[.$Q$23]" office:value-type="float" office:value="-1.6">
            <text:p>-2</text:p>
          </table:table-cell>
          <table:table-cell table:formula="of:=COS(SQRT([.C$2]^2+[.$B6]^2))*[.$P$23]+[.$P$23]" office:value-type="float" office:value="10.9199541165279">
            <text:p>11</text:p>
          </table:table-cell>
          <table:table-cell table:formula="of:=COS(SQRT([.D$2]^2+[.$B6]^2))*[.$P$23]+[.$P$23]" office:value-type="float" office:value="1.68481553370953">
            <text:p>2</text:p>
          </table:table-cell>
          <table:table-cell table:formula="of:=COS(SQRT([.E$2]^2+[.$B6]^2))*[.$P$23]+[.$P$23]" office:value-type="float" office:value="0.591870301257629">
            <text:p>1</text:p>
          </table:table-cell>
          <table:table-cell table:formula="of:=COS(SQRT([.F$2]^2+[.$B6]^2))*[.$P$23]+[.$P$23]" office:value-type="float" office:value="6.51534591651052">
            <text:p>7</text:p>
          </table:table-cell>
          <table:table-cell table:formula="of:=COS(SQRT([.G$2]^2+[.$B6]^2))*[.$P$23]+[.$P$23]" office:value-type="float" office:value="14.1059866713908">
            <text:p>14</text:p>
          </table:table-cell>
          <table:table-cell table:formula="of:=COS(SQRT([.H$2]^2+[.$B6]^2))*[.$P$23]+[.$P$23]" office:value-type="float" office:value="17.4744085985768">
            <text:p>17</text:p>
          </table:table-cell>
          <table:table-cell table:formula="of:=COS(SQRT([.I$2]^2+[.$B6]^2))*[.$P$23]+[.$P$23]" office:value-type="float" office:value="14.1059866713908">
            <text:p>14</text:p>
          </table:table-cell>
          <table:table-cell table:formula="of:=COS(SQRT([.J$2]^2+[.$B6]^2))*[.$P$23]+[.$P$23]" office:value-type="float" office:value="6.51534591651052">
            <text:p>7</text:p>
          </table:table-cell>
          <table:table-cell table:formula="of:=COS(SQRT([.K$2]^2+[.$B6]^2))*[.$P$23]+[.$P$23]" office:value-type="float" office:value="0.591870301257629">
            <text:p>1</text:p>
          </table:table-cell>
          <table:table-cell table:formula="of:=COS(SQRT([.L$2]^2+[.$B6]^2))*[.$P$23]+[.$P$23]" office:value-type="float" office:value="1.68481553370953">
            <text:p>2</text:p>
          </table:table-cell>
          <table:table-cell table:formula="of:=COS(SQRT([.M$2]^2+[.$B6]^2))*[.$P$23]+[.$P$23]" office:value-type="float" office:value="10.9199541165279">
            <text:p>11</text:p>
          </table:table-cell>
          <table:table-cell table:number-columns-repeated="4"/>
        </table:table-row>
        <table:table-row table:style-name="ro1">
          <table:table-cell table:formula="of:=[.A6]+1" office:value-type="float" office:value="-1">
            <text:p>-1</text:p>
          </table:table-cell>
          <table:table-cell table:formula="of:=[.A7]*[.$Q$23]" office:value-type="float" office:value="-0.8">
            <text:p>-1</text:p>
          </table:table-cell>
          <table:table-cell table:formula="of:=COS(SQRT([.C$2]^2+[.$B7]^2))*[.$P$23]+[.$P$23]" office:value-type="float" office:value="7.34929277264963">
            <text:p>7</text:p>
          </table:table-cell>
          <table:table-cell table:formula="of:=COS(SQRT([.D$2]^2+[.$B7]^2))*[.$P$23]+[.$P$23]" office:value-type="float" office:value="0.221081411743725">
            <text:p>0</text:p>
          </table:table-cell>
          <table:table-cell table:formula="of:=COS(SQRT([.E$2]^2+[.$B7]^2))*[.$P$23]+[.$P$23]" office:value-type="float" office:value="3.26461576940703">
            <text:p>3</text:p>
          </table:table-cell>
          <table:table-cell table:formula="of:=COS(SQRT([.F$2]^2+[.$B7]^2))*[.$P$23]+[.$P$23]" office:value-type="float" office:value="14.1059866713908">
            <text:p>14</text:p>
          </table:table-cell>
          <table:table-cell table:formula="of:=COS(SQRT([.G$2]^2+[.$B7]^2))*[.$P$23]+[.$P$23]" office:value-type="float" office:value="25.6575526931647">
            <text:p>26</text:p>
          </table:table-cell>
          <table:table-cell table:formula="of:=COS(SQRT([.H$2]^2+[.$B7]^2))*[.$P$23]+[.$P$23]" office:value-type="float" office:value="30.540720768249">
            <text:p>31</text:p>
          </table:table-cell>
          <table:table-cell table:formula="of:=COS(SQRT([.I$2]^2+[.$B7]^2))*[.$P$23]+[.$P$23]" office:value-type="float" office:value="25.6575526931647">
            <text:p>26</text:p>
          </table:table-cell>
          <table:table-cell table:formula="of:=COS(SQRT([.J$2]^2+[.$B7]^2))*[.$P$23]+[.$P$23]" office:value-type="float" office:value="14.1059866713908">
            <text:p>14</text:p>
          </table:table-cell>
          <table:table-cell table:formula="of:=COS(SQRT([.K$2]^2+[.$B7]^2))*[.$P$23]+[.$P$23]" office:value-type="float" office:value="3.26461576940703">
            <text:p>3</text:p>
          </table:table-cell>
          <table:table-cell table:formula="of:=COS(SQRT([.L$2]^2+[.$B7]^2))*[.$P$23]+[.$P$23]" office:value-type="float" office:value="0.221081411743725">
            <text:p>0</text:p>
          </table:table-cell>
          <table:table-cell table:formula="of:=COS(SQRT([.M$2]^2+[.$B7]^2))*[.$P$23]+[.$P$23]" office:value-type="float" office:value="7.34929277264963">
            <text:p>7</text:p>
          </table:table-cell>
          <table:table-cell table:number-columns-repeated="4"/>
        </table:table-row>
        <table:table-row table:style-name="ro1">
          <table:table-cell table:formula="of:=[.A7]+1" office:value-type="float" office:value="0">
            <text:p>0</text:p>
          </table:table-cell>
          <table:table-cell table:formula="of:=[.A8]*[.$Q$23]" office:value-type="float" office:value="0">
            <text:p>0</text:p>
          </table:table-cell>
          <table:table-cell table:formula="of:=COS(SQRT([.C$2]^2+[.$B8]^2))*[.$P$23]+[.$P$23]" office:value-type="float" office:value="6.23441482445499">
            <text:p>6</text:p>
          </table:table-cell>
          <table:table-cell table:formula="of:=COS(SQRT([.D$2]^2+[.$B8]^2))*[.$P$23]+[.$P$23]" office:value-type="float" office:value="0.0306940356944452">
            <text:p>0</text:p>
          </table:table-cell>
          <table:table-cell table:formula="of:=COS(SQRT([.E$2]^2+[.$B8]^2))*[.$P$23]+[.$P$23]" office:value-type="float" office:value="4.72691312025758">
            <text:p>5</text:p>
          </table:table-cell>
          <table:table-cell table:formula="of:=COS(SQRT([.F$2]^2+[.$B8]^2))*[.$P$23]+[.$P$23]" office:value-type="float" office:value="17.4744085985768">
            <text:p>17</text:p>
          </table:table-cell>
          <table:table-cell table:formula="of:=COS(SQRT([.G$2]^2+[.$B8]^2))*[.$P$23]+[.$P$23]" office:value-type="float" office:value="30.540720768249">
            <text:p>31</text:p>
          </table:table-cell>
          <table:table-cell table:formula="of:=COS(SQRT([.H$2]^2+[.$B8]^2))*[.$P$23]+[.$P$23]" office:value-type="float" office:value="36">
            <text:p>36</text:p>
          </table:table-cell>
          <table:table-cell table:formula="of:=COS(SQRT([.I$2]^2+[.$B8]^2))*[.$P$23]+[.$P$23]" office:value-type="float" office:value="30.540720768249">
            <text:p>31</text:p>
          </table:table-cell>
          <table:table-cell table:formula="of:=COS(SQRT([.J$2]^2+[.$B8]^2))*[.$P$23]+[.$P$23]" office:value-type="float" office:value="17.4744085985768">
            <text:p>17</text:p>
          </table:table-cell>
          <table:table-cell table:formula="of:=COS(SQRT([.K$2]^2+[.$B8]^2))*[.$P$23]+[.$P$23]" office:value-type="float" office:value="4.72691312025758">
            <text:p>5</text:p>
          </table:table-cell>
          <table:table-cell table:formula="of:=COS(SQRT([.L$2]^2+[.$B8]^2))*[.$P$23]+[.$P$23]" office:value-type="float" office:value="0.0306940356944452">
            <text:p>0</text:p>
          </table:table-cell>
          <table:table-cell table:formula="of:=COS(SQRT([.M$2]^2+[.$B8]^2))*[.$P$23]+[.$P$23]" office:value-type="float" office:value="6.23441482445499">
            <text:p>6</text:p>
          </table:table-cell>
          <table:table-cell table:number-columns-repeated="4"/>
        </table:table-row>
        <table:table-row table:style-name="ro1">
          <table:table-cell table:formula="of:=[.A8]+1" office:value-type="float" office:value="1">
            <text:p>1</text:p>
          </table:table-cell>
          <table:table-cell table:formula="of:=[.A9]*[.$Q$23]" office:value-type="float" office:value="0.8">
            <text:p>1</text:p>
          </table:table-cell>
          <table:table-cell table:formula="of:=COS(SQRT([.C$2]^2+[.$B9]^2))*[.$P$23]+[.$P$23]" office:value-type="float" office:value="7.34929277264963">
            <text:p>7</text:p>
          </table:table-cell>
          <table:table-cell table:formula="of:=COS(SQRT([.D$2]^2+[.$B9]^2))*[.$P$23]+[.$P$23]" office:value-type="float" office:value="0.221081411743725">
            <text:p>0</text:p>
          </table:table-cell>
          <table:table-cell table:formula="of:=COS(SQRT([.E$2]^2+[.$B9]^2))*[.$P$23]+[.$P$23]" office:value-type="float" office:value="3.26461576940703">
            <text:p>3</text:p>
          </table:table-cell>
          <table:table-cell table:formula="of:=COS(SQRT([.F$2]^2+[.$B9]^2))*[.$P$23]+[.$P$23]" office:value-type="float" office:value="14.1059866713908">
            <text:p>14</text:p>
          </table:table-cell>
          <table:table-cell table:formula="of:=COS(SQRT([.G$2]^2+[.$B9]^2))*[.$P$23]+[.$P$23]" office:value-type="float" office:value="25.6575526931647">
            <text:p>26</text:p>
          </table:table-cell>
          <table:table-cell table:formula="of:=COS(SQRT([.H$2]^2+[.$B9]^2))*[.$P$23]+[.$P$23]" office:value-type="float" office:value="30.540720768249">
            <text:p>31</text:p>
          </table:table-cell>
          <table:table-cell table:formula="of:=COS(SQRT([.I$2]^2+[.$B9]^2))*[.$P$23]+[.$P$23]" office:value-type="float" office:value="25.6575526931647">
            <text:p>26</text:p>
          </table:table-cell>
          <table:table-cell table:formula="of:=COS(SQRT([.J$2]^2+[.$B9]^2))*[.$P$23]+[.$P$23]" office:value-type="float" office:value="14.1059866713908">
            <text:p>14</text:p>
          </table:table-cell>
          <table:table-cell table:formula="of:=COS(SQRT([.K$2]^2+[.$B9]^2))*[.$P$23]+[.$P$23]" office:value-type="float" office:value="3.26461576940703">
            <text:p>3</text:p>
          </table:table-cell>
          <table:table-cell table:formula="of:=COS(SQRT([.L$2]^2+[.$B9]^2))*[.$P$23]+[.$P$23]" office:value-type="float" office:value="0.221081411743725">
            <text:p>0</text:p>
          </table:table-cell>
          <table:table-cell table:formula="of:=COS(SQRT([.M$2]^2+[.$B9]^2))*[.$P$23]+[.$P$23]" office:value-type="float" office:value="7.34929277264963">
            <text:p>7</text:p>
          </table:table-cell>
          <table:table-cell table:number-columns-repeated="4"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[.A10]*[.$Q$23]" office:value-type="float" office:value="1.6">
            <text:p>2</text:p>
          </table:table-cell>
          <table:table-cell table:formula="of:=COS(SQRT([.C$2]^2+[.$B10]^2))*[.$P$23]+[.$P$23]" office:value-type="float" office:value="10.9199541165279">
            <text:p>11</text:p>
          </table:table-cell>
          <table:table-cell table:formula="of:=COS(SQRT([.D$2]^2+[.$B10]^2))*[.$P$23]+[.$P$23]" office:value-type="float" office:value="1.68481553370953">
            <text:p>2</text:p>
          </table:table-cell>
          <table:table-cell table:formula="of:=COS(SQRT([.E$2]^2+[.$B10]^2))*[.$P$23]+[.$P$23]" office:value-type="float" office:value="0.591870301257629">
            <text:p>1</text:p>
          </table:table-cell>
          <table:table-cell table:formula="of:=COS(SQRT([.F$2]^2+[.$B10]^2))*[.$P$23]+[.$P$23]" office:value-type="float" office:value="6.51534591651052">
            <text:p>7</text:p>
          </table:table-cell>
          <table:table-cell table:formula="of:=COS(SQRT([.G$2]^2+[.$B10]^2))*[.$P$23]+[.$P$23]" office:value-type="float" office:value="14.1059866713908">
            <text:p>14</text:p>
          </table:table-cell>
          <table:table-cell table:formula="of:=COS(SQRT([.H$2]^2+[.$B10]^2))*[.$P$23]+[.$P$23]" office:value-type="float" office:value="17.4744085985768">
            <text:p>17</text:p>
          </table:table-cell>
          <table:table-cell table:formula="of:=COS(SQRT([.I$2]^2+[.$B10]^2))*[.$P$23]+[.$P$23]" office:value-type="float" office:value="14.1059866713908">
            <text:p>14</text:p>
          </table:table-cell>
          <table:table-cell table:formula="of:=COS(SQRT([.J$2]^2+[.$B10]^2))*[.$P$23]+[.$P$23]" office:value-type="float" office:value="6.51534591651052">
            <text:p>7</text:p>
          </table:table-cell>
          <table:table-cell table:formula="of:=COS(SQRT([.K$2]^2+[.$B10]^2))*[.$P$23]+[.$P$23]" office:value-type="float" office:value="0.591870301257629">
            <text:p>1</text:p>
          </table:table-cell>
          <table:table-cell table:formula="of:=COS(SQRT([.L$2]^2+[.$B10]^2))*[.$P$23]+[.$P$23]" office:value-type="float" office:value="1.68481553370953">
            <text:p>2</text:p>
          </table:table-cell>
          <table:table-cell table:formula="of:=COS(SQRT([.M$2]^2+[.$B10]^2))*[.$P$23]+[.$P$23]" office:value-type="float" office:value="10.9199541165279">
            <text:p>11</text:p>
          </table:table-cell>
          <table:table-cell table:number-columns-repeated="4"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[.A11]*[.$Q$23]" office:value-type="float" office:value="2.4">
            <text:p>2</text:p>
          </table:table-cell>
          <table:table-cell table:formula="of:=COS(SQRT([.C$2]^2+[.$B11]^2))*[.$P$23]+[.$P$23]" office:value-type="float" office:value="17.1430297129927">
            <text:p>17</text:p>
          </table:table-cell>
          <table:table-cell table:formula="of:=COS(SQRT([.D$2]^2+[.$B11]^2))*[.$P$23]+[.$P$23]" office:value-type="float" office:value="6.23441482445499">
            <text:p>6</text:p>
          </table:table-cell>
          <table:table-cell table:formula="of:=COS(SQRT([.E$2]^2+[.$B11]^2))*[.$P$23]+[.$P$23]" office:value-type="float" office:value="0.570853550491876">
            <text:p>1</text:p>
          </table:table-cell>
          <table:table-cell table:formula="of:=COS(SQRT([.F$2]^2+[.$B11]^2))*[.$P$23]+[.$P$23]" office:value-type="float" office:value="0.591870301257629">
            <text:p>1</text:p>
          </table:table-cell>
          <table:table-cell table:formula="of:=COS(SQRT([.G$2]^2+[.$B11]^2))*[.$P$23]+[.$P$23]" office:value-type="float" office:value="3.26461576940703">
            <text:p>3</text:p>
          </table:table-cell>
          <table:table-cell table:formula="of:=COS(SQRT([.H$2]^2+[.$B11]^2))*[.$P$23]+[.$P$23]" office:value-type="float" office:value="4.72691312025758">
            <text:p>5</text:p>
          </table:table-cell>
          <table:table-cell table:formula="of:=COS(SQRT([.I$2]^2+[.$B11]^2))*[.$P$23]+[.$P$23]" office:value-type="float" office:value="3.26461576940703">
            <text:p>3</text:p>
          </table:table-cell>
          <table:table-cell table:formula="of:=COS(SQRT([.J$2]^2+[.$B11]^2))*[.$P$23]+[.$P$23]" office:value-type="float" office:value="0.591870301257629">
            <text:p>1</text:p>
          </table:table-cell>
          <table:table-cell table:formula="of:=COS(SQRT([.K$2]^2+[.$B11]^2))*[.$P$23]+[.$P$23]" office:value-type="float" office:value="0.570853550491876">
            <text:p>1</text:p>
          </table:table-cell>
          <table:table-cell table:formula="of:=COS(SQRT([.L$2]^2+[.$B11]^2))*[.$P$23]+[.$P$23]" office:value-type="float" office:value="6.23441482445499">
            <text:p>6</text:p>
          </table:table-cell>
          <table:table-cell table:formula="of:=COS(SQRT([.M$2]^2+[.$B11]^2))*[.$P$23]+[.$P$23]" office:value-type="float" office:value="17.1430297129927">
            <text:p>17</text:p>
          </table:table-cell>
          <table:table-cell table:number-columns-repeated="4"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[.A12]*[.$Q$23]" office:value-type="float" office:value="3.2">
            <text:p>3</text:p>
          </table:table-cell>
          <table:table-cell table:formula="of:=COS(SQRT([.C$2]^2+[.$B12]^2))*[.$P$23]+[.$P$23]" office:value-type="float" office:value="25.176790520327">
            <text:p>25</text:p>
          </table:table-cell>
          <table:table-cell table:formula="of:=COS(SQRT([.D$2]^2+[.$B12]^2))*[.$P$23]+[.$P$23]" office:value-type="float" office:value="14.6552532686013">
            <text:p>15</text:p>
          </table:table-cell>
          <table:table-cell table:formula="of:=COS(SQRT([.E$2]^2+[.$B12]^2))*[.$P$23]+[.$P$23]" office:value-type="float" office:value="6.23441482445499">
            <text:p>6</text:p>
          </table:table-cell>
          <table:table-cell table:formula="of:=COS(SQRT([.F$2]^2+[.$B12]^2))*[.$P$23]+[.$P$23]" office:value-type="float" office:value="1.68481553370953">
            <text:p>2</text:p>
          </table:table-cell>
          <table:table-cell table:formula="of:=COS(SQRT([.G$2]^2+[.$B12]^2))*[.$P$23]+[.$P$23]" office:value-type="float" office:value="0.221081411743725">
            <text:p>0</text:p>
          </table:table-cell>
          <table:table-cell table:formula="of:=COS(SQRT([.H$2]^2+[.$B12]^2))*[.$P$23]+[.$P$23]" office:value-type="float" office:value="0.0306940356944452">
            <text:p>0</text:p>
          </table:table-cell>
          <table:table-cell table:formula="of:=COS(SQRT([.I$2]^2+[.$B12]^2))*[.$P$23]+[.$P$23]" office:value-type="float" office:value="0.221081411743725">
            <text:p>0</text:p>
          </table:table-cell>
          <table:table-cell table:formula="of:=COS(SQRT([.J$2]^2+[.$B12]^2))*[.$P$23]+[.$P$23]" office:value-type="float" office:value="1.68481553370953">
            <text:p>2</text:p>
          </table:table-cell>
          <table:table-cell table:formula="of:=COS(SQRT([.K$2]^2+[.$B12]^2))*[.$P$23]+[.$P$23]" office:value-type="float" office:value="6.23441482445499">
            <text:p>6</text:p>
          </table:table-cell>
          <table:table-cell table:formula="of:=COS(SQRT([.L$2]^2+[.$B12]^2))*[.$P$23]+[.$P$23]" office:value-type="float" office:value="14.6552532686013">
            <text:p>15</text:p>
          </table:table-cell>
          <table:table-cell table:formula="of:=COS(SQRT([.M$2]^2+[.$B12]^2))*[.$P$23]+[.$P$23]" office:value-type="float" office:value="25.176790520327">
            <text:p>25</text:p>
          </table:table-cell>
          <table:table-cell table:number-columns-repeated="4"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[.A13]*[.$Q$23]" office:value-type="float" office:value="4">
            <text:p>4</text:p>
          </table:table-cell>
          <table:table-cell table:formula="of:=COS(SQRT([.C$2]^2+[.$B13]^2))*[.$P$23]+[.$P$23]" office:value-type="float" office:value="32.5833048560663">
            <text:p>33</text:p>
          </table:table-cell>
          <table:table-cell table:formula="of:=COS(SQRT([.D$2]^2+[.$B13]^2))*[.$P$23]+[.$P$23]" office:value-type="float" office:value="25.176790520327">
            <text:p>25</text:p>
          </table:table-cell>
          <table:table-cell table:formula="of:=COS(SQRT([.E$2]^2+[.$B13]^2))*[.$P$23]+[.$P$23]" office:value-type="float" office:value="17.1430297129927">
            <text:p>17</text:p>
          </table:table-cell>
          <table:table-cell table:formula="of:=COS(SQRT([.F$2]^2+[.$B13]^2))*[.$P$23]+[.$P$23]" office:value-type="float" office:value="10.9199541165279">
            <text:p>11</text:p>
          </table:table-cell>
          <table:table-cell table:formula="of:=COS(SQRT([.G$2]^2+[.$B13]^2))*[.$P$23]+[.$P$23]" office:value-type="float" office:value="7.34929277264963">
            <text:p>7</text:p>
          </table:table-cell>
          <table:table-cell table:formula="of:=COS(SQRT([.H$2]^2+[.$B13]^2))*[.$P$23]+[.$P$23]" office:value-type="float" office:value="6.23441482445499">
            <text:p>6</text:p>
          </table:table-cell>
          <table:table-cell table:formula="of:=COS(SQRT([.I$2]^2+[.$B13]^2))*[.$P$23]+[.$P$23]" office:value-type="float" office:value="7.34929277264963">
            <text:p>7</text:p>
          </table:table-cell>
          <table:table-cell table:formula="of:=COS(SQRT([.J$2]^2+[.$B13]^2))*[.$P$23]+[.$P$23]" office:value-type="float" office:value="10.9199541165279">
            <text:p>11</text:p>
          </table:table-cell>
          <table:table-cell table:formula="of:=COS(SQRT([.K$2]^2+[.$B13]^2))*[.$P$23]+[.$P$23]" office:value-type="float" office:value="17.1430297129927">
            <text:p>17</text:p>
          </table:table-cell>
          <table:table-cell table:formula="of:=COS(SQRT([.L$2]^2+[.$B13]^2))*[.$P$23]+[.$P$23]" office:value-type="float" office:value="25.176790520327">
            <text:p>25</text:p>
          </table:table-cell>
          <table:table-cell table:formula="of:=COS(SQRT([.M$2]^2+[.$B13]^2))*[.$P$23]+[.$P$23]" office:value-type="float" office:value="32.5833048560663">
            <text:p>33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style-name="ce3"/>
          <table:table-cell table:style-name="Default" table:number-columns-repeated="11"/>
          <table:table-cell table:number-columns-repeated="4"/>
        </table:table-row>
        <table:table-row table:style-name="ro1" table:number-rows-repeated="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string">
            <text:p>Height*2</text:p>
          </table:table-cell>
          <table:table-cell office:value-type="string">
            <text:p>Width^-1</text:p>
          </table:table-cell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05/05/2012</text:date>, <text:time>21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Wilson</meta:initial-creator>
    <meta:creation-date>2012-04-28T13:25:00.63</meta:creation-date>
    <dc:date>2012-05-05T21:09:36.85</dc:date>
    <dc:creator>Tim Wilson</dc:creator>
    <meta:editing-duration>PT7M22S</meta:editing-duration>
    <meta:editing-cycles>3</meta:editing-cycles>
    <meta:generator>OpenOffice.org/3.3$Win32 OpenOffice.org_project/330m20$Build-9567</meta:generator>
    <meta:document-statistic meta:table-count="3" meta:cell-count="169" meta:object-count="0"/>
  </office:meta>
</office:document-meta>
</file>